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C578EB1BF331BC58.png" manifest:media-type="image/png"/>
  <manifest:file-entry manifest:full-path="Pictures/100002010000012C0000012C50B3E4AF0171E912.png" manifest:media-type="image/png"/>
  <manifest:file-entry manifest:full-path="Pictures/100002010000012C0000012CE6812BA0E0B5114C.png" manifest:media-type="image/png"/>
  <manifest:file-entry manifest:full-path="Pictures/100002010000012C0000012CC364FE0A88A8D0C8.png" manifest:media-type="image/png"/>
  <manifest:file-entry manifest:full-path="Pictures/100002010000012C0000012C20C5B9D98C996163.png" manifest:media-type="image/png"/>
  <manifest:file-entry manifest:full-path="Pictures/100002010000012C0000012C9E66B2EF7050BFEF.png" manifest:media-type="image/png"/>
  <manifest:file-entry manifest:full-path="Pictures/10000201000000C8000000C8DA16F260CC66D124.png" manifest:media-type="image/png"/>
  <manifest:file-entry manifest:full-path="Pictures/100002010000012C0000012CE44D74EE587DDC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644cm" svg:height="2.644cm" svg:x="8.222cm" svg:y="17.408cm">
          <draw:image xlink:href="Pictures/100002010000012C0000012CE44D74EE587DDC0A.png" xlink:type="simple" xlink:show="embed" xlink:actuate="onLoad" loext:mime-type="image/png">
            <text:p/>
          </draw:image>
        </draw:frame>
        <draw:frame draw:style-name="gr1" draw:text-style-name="P1" draw:layer="layout" svg:width="1.762cm" svg:height="1.762cm" svg:x="1.016cm" svg:y="9.896cm">
          <draw:image xlink:href="Pictures/10000201000000C8000000C8DA16F260CC66D124.png" xlink:type="simple" xlink:show="embed" xlink:actuate="onLoad" loext:mime-type="image/png">
            <text:p/>
          </draw:image>
        </draw:frame>
        <draw:frame draw:style-name="gr1" draw:text-style-name="P1" draw:layer="layout" svg:width="2.644cm" svg:height="2.644cm" svg:x="8.299cm" svg:y="11.786cm">
          <draw:image xlink:href="Pictures/100002010000012C0000012C20C5B9D98C996163.png" xlink:type="simple" xlink:show="embed" xlink:actuate="onLoad" loext:mime-type="image/png">
            <text:p/>
          </draw:image>
        </draw:frame>
        <draw:frame draw:style-name="gr1" draw:text-style-name="P1" draw:layer="layout" svg:width="2.644cm" svg:height="2.644cm" svg:x="8.273cm" svg:y="5.985cm">
          <draw:image xlink:href="Pictures/100002010000012C0000012C9E66B2EF7050BFEF.png" xlink:type="simple" xlink:show="embed" xlink:actuate="onLoad" loext:mime-type="image/png">
            <text:p/>
          </draw:image>
        </draw:frame>
        <draw:frame draw:style-name="gr1" draw:text-style-name="P1" draw:layer="layout" svg:width="2.644cm" svg:height="2.644cm" svg:x="25.951cm" svg:y="11.746cm">
          <draw:image xlink:href="Pictures/100002010000012C0000012CC364FE0A88A8D0C8.png" xlink:type="simple" xlink:show="embed" xlink:actuate="onLoad" loext:mime-type="image/png">
            <text:p/>
          </draw:image>
        </draw:frame>
        <draw:frame draw:style-name="gr1" draw:text-style-name="P1" draw:layer="layout" svg:width="2.644cm" svg:height="2.644cm" svg:x="14.735cm" svg:y="8.338cm">
          <draw:image xlink:href="Pictures/100002010000012C0000012CE6812BA0E0B5114C.png" xlink:type="simple" xlink:show="embed" xlink:actuate="onLoad" loext:mime-type="image/png">
            <text:p/>
          </draw:image>
        </draw:frame>
        <draw:frame draw:style-name="gr1" draw:text-style-name="P1" draw:layer="layout" svg:width="2.644cm" svg:height="2.644cm" svg:x="20.565cm" svg:y="8.329cm">
          <draw:image xlink:href="Pictures/100002010000012C0000012CC578EB1BF331BC58.png" xlink:type="simple" xlink:show="embed" xlink:actuate="onLoad" loext:mime-type="image/png">
            <text:p/>
          </draw:image>
        </draw:frame>
        <draw:frame draw:style-name="gr1" draw:text-style-name="P1" draw:layer="layout" svg:width="2.644cm" svg:height="2.644cm" svg:x="17.725cm" svg:y="1.15cm">
          <draw:image xlink:href="Pictures/100002010000012C0000012C50B3E4AF0171E91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6:14:33.366259331</meta:creation-date>
    <dc:date>2020-05-13T16:35:38.253192355</dc:date>
    <meta:editing-duration>PT4S</meta:editing-duration>
    <meta:editing-cycles>1</meta:editing-cycles>
    <meta:document-statistic meta:object-count="8"/>
    <meta:generator>LibreOffice/6.4.3.2$Linux_X86_64 LibreOffice_project/40$Build-2</meta:generator>
  </office:meta>
</office:document-meta>
</file>